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Безинтервала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2" style:parent-style-name="Безинтервала" style:family="paragraph">
      <style:text-properties style:font-name="Times New Roman" fo:font-size="10pt" style:font-size-asian="10pt" style:font-size-complex="10pt"/>
    </style:style>
    <style:style style:name="P3" style:parent-style-name="Безинтервала" style:family="paragraph">
      <style:text-properties style:font-name="Times New Roman" fo:font-size="10pt" style:font-size-asian="10pt" style:font-size-complex="10pt"/>
    </style:style>
    <style:style style:name="P4" style:parent-style-name="Безинтервала" style:family="paragraph">
      <style:text-properties style:font-name="Times New Roman" fo:font-size="10pt" style:font-size-asian="10pt" style:font-size-complex="10pt"/>
    </style:style>
    <style:style style:name="P5" style:parent-style-name="Безинтервала" style:family="paragraph">
      <style:text-properties style:font-name="Times New Roman" fo:font-size="10pt" style:font-size-asian="10pt" style:font-size-complex="10pt"/>
    </style:style>
    <style:style style:name="P6" style:parent-style-name="Безинтервала" style:family="paragraph">
      <style:text-properties style:font-name="Times New Roman" fo:font-size="10pt" style:font-size-asian="10pt" style:font-size-complex="10pt"/>
    </style:style>
    <style:style style:name="P7" style:parent-style-name="Безинтервала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P25" style:parent-style-name="Безинтервала" style:family="paragraph">
      <style:text-properties style:font-name="Times New Roman" fo:font-size="10pt" style:font-size-asian="10pt" style:font-size-complex="10pt"/>
    </style:style>
    <style:style style:name="T2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2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3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4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4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4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5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5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5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6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6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7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7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7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7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8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8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8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8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8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8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8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8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8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8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90" style:parent-style-name="Безинтервала" style:family="paragraph">
      <style:text-properties style:font-name="Times New Roman" fo:font-size="10pt" style:font-size-asian="10pt" style:font-size-complex="10pt" fo:language="en" fo:country="US"/>
    </style:style>
    <style:style style:name="P91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92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93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94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95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96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97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98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99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00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01" style:parent-style-name="Безинтервала" style:family="paragraph">
      <style:paragraph-properties fo:margin-left="0.2958in">
        <style:tab-stops/>
      </style:paragraph-properties>
      <style:text-properties style:font-name="Times New Roman" fo:font-size="10pt" style:font-size-asian="10pt" style:font-size-complex="10pt"/>
    </style:style>
    <style:style style:name="P102" style:parent-style-name="Безинтервала" style:family="paragraph">
      <style:paragraph-properties fo:margin-left="0.2958in">
        <style:tab-stops/>
      </style:paragraph-properties>
      <style:text-properties style:font-name="Times New Roman" fo:font-size="10pt" style:font-size-asian="10pt" style:font-size-complex="10pt"/>
    </style:style>
    <style:style style:name="P103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04" style:parent-style-name="Безинтервала" style:family="paragraph">
      <style:text-properties style:font-name="Times New Roman" fo:font-size="10pt" style:font-size-asian="10pt" style:font-size-complex="10pt"/>
    </style:style>
    <style:style style:name="P105" style:parent-style-name="Безинтервала" style:family="paragraph">
      <style:text-properties style:font-name="Times New Roman" fo:font-size="10pt" style:font-size-asian="10pt" style:font-size-complex="10pt"/>
    </style:style>
    <style:style style:name="P106" style:parent-style-name="Безинтервала" style:family="paragraph">
      <style:text-properties style:font-name="Times New Roman" fo:font-size="10pt" style:font-size-asian="10pt" style:font-size-complex="10pt"/>
    </style:style>
    <style:style style:name="P107" style:parent-style-name="Безинтервала" style:family="paragraph">
      <style:paragraph-properties>
        <style:tab-stops>
          <style:tab-stop style:type="left" style:position="0in"/>
          <style:tab-stop style:type="right" style:position="6.4965in"/>
        </style:tab-stops>
      </style:paragraph-properties>
    </style:style>
    <style:style style:name="T108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0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1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1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1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113" style:parent-style-name="Безинтервала" style:family="paragraph">
      <style:paragraph-properties>
        <style:tab-stops>
          <style:tab-stop style:type="right" style:position="6.4965in"/>
        </style:tab-stops>
      </style:paragraph-properties>
    </style:style>
    <style:style style:name="T11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15" style:parent-style-name="Основнойшрифтабзаца" style:family="text">
      <style:text-properties style:font-name="Times New Roman" fo:font-size="10pt" style:font-size-asian="10pt" style:font-size-complex="10pt"/>
    </style:style>
  </office:automatic-styles>
  <office:body>
    <office:text text:use-soft-page-breaks="true">
      <text:p text:style-name="P1">Сервис плюс</text:p>
      <text:p text:style-name="P2"/>
      <text:p text:style-name="P3">{% load crm_tags %}г. Серпухов, ул. Советская д.78а, офис 3</text:p>
      <text:p text:style-name="P4">Тел.: 8 (916) 259-69-24</text:p>
      <text:p text:style-name="P5">Режим работы: пн-пт с 9:00-20:00 часов, сб-вс с 10:00-16:00 часов</text:p>
      <text:p text:style-name="P6"/>
      <text:p text:style-name="P7"><text:span text:style-name="T8">Квитанция № {{<text:s/></text:span><text:span text:style-name="T9">object</text:span><text:span text:style-name="T10">.</text:span><text:span text:style-name="T11">pk</text:span><text:span text:style-name="T12"><text:s/>}} от {{<text:s/></text:span><text:span text:style-name="T13">object</text:span><text:span text:style-name="T14">.</text:span><text:span text:style-name="T15">created</text:span><text:span text:style-name="T16">|</text:span><text:span text:style-name="T17">date</text:span><text:span text:style-name="T18">:'</text:span><text:span text:style-name="T19">d</text:span><text:span text:style-name="T20"><text:s/></text:span><text:span text:style-name="T21">E</text:span><text:span text:style-name="T22"><text:s/></text:span><text:span text:style-name="T23">Y</text:span><text:span text:style-name="T24">' }}</text:span></text:p>
      <text:p text:style-name="P25"/>
      <text:p text:style-name="Безинтервала"><text:span text:style-name="T26">Клиент</text:span><text:span text:style-name="T27">:</text:span><text:span text:style-name="T28"><text:s/>{{ object.client_name }}, {{ object.client_phone }}</text:span></text:p>
      <text:p text:style-name="Безинтервала"><text:span text:style-name="T29">Устройство</text:span><text:span text:style-name="T30">:</text:span><text:span text:style-name="T31"><text:s/>{{<text:s/></text:span><text:span text:style-name="T32">object</text:span><text:span text:style-name="T33">.</text:span><text:span text:style-name="T34">brand</text:span><text:span text:style-name="T35"><text:s/>}} {{<text:s/></text:span><text:span text:style-name="T36">object</text:span><text:span text:style-name="T37">.</text:span><text:span text:style-name="T38">model</text:span><text:span text:style-name="T39"><text:s/>}}</text:span></text:p>
      <text:p text:style-name="Безинтервала"><text:span text:style-name="T40">Ориентировочная</text:span><text:span text:style-name="T41"><text:s/></text:span><text:span text:style-name="T42">дата</text:span><text:span text:style-name="T43"><text:s/></text:span><text:span text:style-name="T44">готовности</text:span><text:span text:style-name="T45">:</text:span><text:span text:style-name="T46"><text:s/></text:span><text:span text:style-name="T47">{{ object.estimated_date|date:'d E Y' }}</text:span></text:p>
      <text:p text:style-name="Безинтервала"><text:span text:style-name="T48">Ориентировочная</text:span><text:span text:style-name="T49"><text:s/></text:span><text:span text:style-name="T50">стоимость</text:span><text:span text:style-name="T51">:</text:span><text:span text:style-name="T52"><text:s/>{{<text:s/></text:span><text:span text:style-name="T53">object</text:span><text:span text:style-name="T54">.</text:span><text:span text:style-name="T55">estimated</text:span><text:span text:style-name="T56">_</text:span><text:span text:style-name="T57">cost</text:span><text:span text:style-name="T58">|</text:span><text:span text:style-name="T59">price</text:span><text:span text:style-name="T60"><text:s/>}}</text:span></text:p>
      <text:p text:style-name="Безинтервала"><text:span text:style-name="T61">Предоплата</text:span><text:span text:style-name="T62">:</text:span><text:span text:style-name="T63"><text:s/>{{<text:s/></text:span><text:span text:style-name="T64">object</text:span><text:span text:style-name="T65">.</text:span><text:span text:style-name="T66">gain</text:span><text:span text:style-name="T67">|</text:span><text:span text:style-name="T68">price</text:span><text:span text:style-name="T69"><text:s/>}}</text:span></text:p>
      <text:p text:style-name="Безинтервала"><text:span text:style-name="T70">Серийный</text:span><text:span text:style-name="T71"><text:s/></text:span><text:span text:style-name="T72">номер</text:span><text:span text:style-name="T73">:</text:span><text:span text:style-name="T74"><text:s/>{{<text:s/></text:span><text:span text:style-name="T75">object</text:span><text:span text:style-name="T76">.</text:span><text:span text:style-name="T77">imei</text:span><text:span text:style-name="T78"><text:s/>}}</text:span></text:p>
      <text:p text:style-name="Безинтервала"><text:span text:style-name="T79">Комплектация</text:span><text:span text:style-name="T80">:</text:span><text:span text:style-name="T81"><text:s/>{{ object.kit }}</text:span></text:p>
      <text:p text:style-name="Безинтервала"><text:span text:style-name="T82">Заметки</text:span><text:span text:style-name="T83"><text:s/></text:span><text:span text:style-name="T84">приемщика</text:span><text:span text:style-name="T85">:</text:span><text:span text:style-name="T86"><text:s/>{{ object.note }}</text:span></text:p>
      <text:p text:style-name="Безинтервала"><text:span text:style-name="T87">Дефект</text:span><text:span text:style-name="T88">:</text:span><text:span text:style-name="T89"><text:s/>{{ object.problem }}</text:span></text:p>
      <text:p text:style-name="P90"/>
      <text:list text:style-name="LFO1" text:continue-numbering="true">
        <text:list-item>
          <text:p text:style-name="P91">Оборудование с согласия Заказчика, принято<text:s/>без разборки и проверки неисправностей, без проверки внутренних повреждений. Заказчик согласен, что все неисправности и внутренние повреждения, которые могут быть обнаружены в оборудовании при его техническом обслуживании, возникли до приема оборудования по этой квитанции.</text:p>
        </text:list-item>
        <text:list-item>
          <text:p text:style-name="P92">Заказчик доверяет проведение дефектации в свое отсутствие.</text:p>
        </text:list-item>
        <text:list-item>
          <text:p text:style-name="P93">Гарантия распространяется ТОЛЬКО на выполненные работы и замененные запчасти. Гарантия не распространяется на аппараты, которые подвергались воздействию жидкости или механическому<text:s/>воздействию ( удар, падение), а также в случае неквалифицированного ремонта сторонними ремонтными организациями.</text:p>
        </text:list-item>
        <text:list-item>
          <text:p text:style-name="P94">В случае отказа Заказчика от ремонта после проведения диагностических работ и установления причины неисправности сданного оборудования, Заказчик обязуется оплатить диагностику оборудования согласно прейскуранта.</text:p>
        </text:list-item>
        <text:list-item>
          <text:p text:style-name="P95">Срок проведения диагностики изделия от трех до десяти рабочих дней, со дня поступления его в сервисный центр.</text:p>
        </text:list-item>
        <text:list-item>
          <text:p text:style-name="P96">Срок выполнения ремонта (выполнения ремонтных работ по устранению недостатка) составляет до 20 рабочих дней при условии наличия необходимых запасных частей (з/ч) на складе. В случае заказа з/ч, срок ремонта может быть увеличен на срок от 7 до 60 рабочих дней.</text:p>
        </text:list-item>
        <text:list-item>
          <text:p text:style-name="P97">Бесплатный срок хранения готового оборудования – 5 рабочих дней со дня уведомления Заказчика. По истечении данного срока стоимость хранения оборудования составляет 30 рублей в сутки.</text:p>
        </text:list-item>
        <text:list-item>
          <text:p text:style-name="P98">В случае, если заказчик в течение 3-х месяцев после окончания ремонта (диагностики) не забирает оборудование, или не оплачивает стоимость ремонта<text:s/>(диагностики), то сервисный центр в праве без согласия заказчика реализовать результаты работ с целью погашения затрат на его ремонт и хранения или утилизацию.</text:p>
        </text:list-item>
        <text:list-item>
          <text:p text:style-name="P99">Мастерская оставляет за собой право в одностороннем порядке отказать в ремонте оборудования без<text:s/>объяснения причины принятого решения.</text:p>
        </text:list-item>
        <text:list-item>
          <text:p text:style-name="P100">Окончательная стоимость ремонта может быть установлена только после проведения диагностики. При приеме оборудования в ремонт согласовывается только предварительная стоимость работ.</text:p>
        </text:list-item>
      </text:list>
      <text:p text:style-name="P101">КЛИЕНТ ПРИНИМАЕТ НА СЕБЯ ВЕСЬ РИСК,<text:s/>СВЯЗАННЫЙ С ПРОЯВЛЕНИЕМ В ПРОЦЕССЕ РЕМОНТА <text:s text:c="2"/>НЕИСПРАВНОСТЕЙ, НЕ УКАЗАННЫХ В КВИТАНЦИИ.</text:p>
      <text:p text:style-name="P102">В СЛУЧАЕ ОТКАЗА ЗАКАЗЧИКА ОТ РЕМОНТА ПОСЛЕ ПРОВЕДЕНИЯ ДИАГНОСТИЧЕСКИХ РАБОТ И УСТАНОВЛЕНИЯ ПРЧИНЫ НЕИСПРАВНОСТИ СДАННОГО ОБОРУДОВАНИЯ, ЗАКАЗЧИК ОБЯЗУЕТСЯ ОПЛАТИТЬ ДИАГНОСТИКУ ОБОРУДОВАНИЯ.</text:p>
      <text:list text:style-name="LFO1" text:continue-numbering="true">
        <text:list-item>
          <text:p text:style-name="P103">С информацией, указанной в статье 8-10 Закона РФ о ЗПП№2300-1, потребитель ознакомлен.</text:p>
        </text:list-item>
      </text:list>
      <text:p text:style-name="P104"/>
      <text:p text:style-name="P105"/>
      <text:p text:style-name="P106"/>
      <text:p text:style-name="P107"><text:span text:style-name="T108">Приемщик</text:span><text:span text:style-name="T109">: __________ {{ user.get_full_name }}</text:span><text:span text:style-name="T110"><text:tab/></text:span><text:span text:style-name="T111">Заказчик</text:span><text:span text:style-name="T112">: __________ {{ object.client_name }}</text:span></text:p>
      <text:p text:style-name="P113"><text:span text:style-name="T114"><text:tab/></text:span><text:span text:style-name="T115">с условиями ремонта ознакомлен и согласен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ni</meta:initial-creator>
    <dc:creator>mini</dc:creator>
    <meta:creation-date>2017-05-24T19:03:00Z</meta:creation-date>
    <dc:date>2017-06-10T15:44:00Z</dc:date>
    <meta:template xlink:href="Normal.dotm" xlink:type="simple"/>
    <meta:editing-cycles>14</meta:editing-cycles>
    <meta:editing-duration>PT3960S</meta:editing-duration>
    <meta:document-statistic meta:page-count="1" meta:paragraph-count="6" meta:word-count="482" meta:character-count="3225" meta:row-count="22" meta:non-whitespace-character-count="2749"/>
  </office:meta>
</office:document-meta>
</file>